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Helvetica" svg:font-family="Helvetic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89.64pt"/>
    </style:style>
    <style:style style:name="co20" style:family="table-column">
      <style:table-column-properties fo:break-before="auto" style:column-width="554.85pt"/>
    </style:style>
    <style:style style:name="co21" style:family="table-column">
      <style:table-column-properties fo:break-before="auto" style:column-width="97.65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32.54pt"/>
    </style:style>
    <style:style style:name="co24" style:family="table-column">
      <style:table-column-properties fo:break-before="auto" style:column-width="102.39pt"/>
    </style:style>
    <style:style style:name="co25" style:family="table-column">
      <style:table-column-properties fo:break-before="auto" style:column-width="98.39pt"/>
    </style:style>
    <style:style style:name="co26" style:family="table-column">
      <style:table-column-properties fo:break-before="auto" style:column-width="103.95pt"/>
    </style:style>
    <style:style style:name="co27" style:family="table-column">
      <style:table-column-properties fo:break-before="auto" style:column-width="100.74pt"/>
    </style:style>
    <style:style style:name="co28" style:family="table-column">
      <style:table-column-properties fo:break-before="auto" style:column-width="114.29pt"/>
    </style:style>
    <style:style style:name="co29" style:family="table-column">
      <style:table-column-properties fo:break-before="auto" style:column-width="116.65pt"/>
    </style:style>
    <style:style style:name="co30" style:family="table-column">
      <style:table-column-properties fo:break-before="auto" style:column-width="39.66pt"/>
    </style:style>
    <style:style style:name="co31" style:family="table-column">
      <style:table-column-properties fo:break-before="auto" style:column-width="76.14pt"/>
    </style:style>
    <style:style style:name="co32" style:family="table-column">
      <style:table-column-properties fo:break-before="auto" style:column-width="149.24pt"/>
    </style:style>
    <style:style style:name="co33" style:family="table-column">
      <style:table-column-properties fo:break-before="auto" style:column-width="94.45pt"/>
    </style:style>
    <style:style style:name="co34" style:family="table-column">
      <style:table-column-properties fo:break-before="auto" style:column-width="120.61pt"/>
    </style:style>
    <style:style style:name="co35" style:family="table-column">
      <style:table-column-properties fo:break-before="auto" style:column-width="107.94pt"/>
    </style:style>
    <style:style style:name="co36" style:family="table-column">
      <style:table-column-properties fo:break-before="auto" style:column-width="101.59pt"/>
    </style:style>
    <style:style style:name="co37" style:family="table-column">
      <style:table-column-properties fo:break-before="auto" style:column-width="46.86pt"/>
    </style:style>
    <style:style style:name="co38" style:family="table-column">
      <style:table-column-properties fo:break-before="auto" style:column-width="119.0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64.3pt"/>
    </style:style>
    <style:style style:name="co41" style:family="table-column">
      <style:table-column-properties fo:break-before="auto" style:column-width="38.15pt"/>
    </style:style>
    <style:style style:name="co42" style:family="table-column">
      <style:table-column-properties fo:break-before="auto" style:column-width="110.35pt"/>
    </style:style>
    <style:style style:name="co43" style:family="table-column">
      <style:table-column-properties fo:break-before="auto" style:column-width="44.45pt"/>
    </style:style>
    <style:style style:name="co44" style:family="table-column">
      <style:table-column-properties fo:break-before="auto" style:column-width="123.85pt"/>
    </style:style>
    <style:style style:name="co45" style:family="table-column">
      <style:table-column-properties fo:break-before="auto" style:column-width="38.89pt"/>
    </style:style>
    <style:style style:name="co46" style:family="table-column">
      <style:table-column-properties fo:break-before="auto" style:column-width="153.95pt"/>
    </style:style>
    <style:style style:name="co47" style:family="table-column">
      <style:table-column-properties fo:break-before="auto" style:column-width="88.89pt"/>
    </style:style>
    <style:style style:name="co48" style:family="table-column">
      <style:table-column-properties fo:break-before="auto" style:column-width="51.59pt"/>
    </style:style>
    <style:style style:name="co49" style:family="table-column">
      <style:table-column-properties fo:break-before="auto" style:column-width="96.86pt"/>
    </style:style>
    <style:style style:name="co50" style:family="table-column">
      <style:table-column-properties fo:break-before="auto" style:column-width="107.21pt"/>
    </style:style>
    <style:style style:name="co51" style:family="table-column">
      <style:table-column-properties fo:break-before="auto" style:column-width="156.36pt"/>
    </style:style>
    <style:style style:name="co52" style:family="table-column">
      <style:table-column-properties fo:break-before="auto" style:column-width="129.4pt"/>
    </style:style>
    <style:style style:name="co53" style:family="table-column">
      <style:table-column-properties fo:break-before="auto" style:column-width="154.8pt"/>
    </style:style>
    <style:style style:name="co54" style:family="table-column">
      <style:table-column-properties fo:break-before="auto" style:column-width="131.75pt"/>
    </style:style>
    <style:style style:name="co55" style:family="table-column">
      <style:table-column-properties fo:break-before="auto" style:column-width="143.69pt"/>
    </style:style>
    <style:style style:name="co56" style:family="table-column">
      <style:table-column-properties fo:break-before="auto" style:column-width="237.29pt"/>
    </style:style>
    <style:style style:name="co57" style:family="table-column">
      <style:table-column-properties fo:break-before="auto" style:column-width="300.81pt"/>
    </style:style>
    <style:style style:name="co58" style:family="table-column">
      <style:table-column-properties fo:break-before="auto" style:column-width="42.86pt"/>
    </style:style>
    <style:style style:name="co59" style:family="table-column">
      <style:table-column-properties fo:break-before="auto" style:column-width="171.44pt"/>
    </style:style>
    <style:style style:name="co60" style:family="table-column">
      <style:table-column-properties fo:break-before="auto" style:column-width="128.55pt"/>
    </style:style>
    <style:style style:name="co61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3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6262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262626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5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&quot;Times New Roman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Столповских Иван Никитович</text:p>
          </table:table-cell>
          <table:table-cell table:style-name="ce9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д.т.н.</text:p>
          </table:table-cell>
          <table:table-cell table:style-name="ce9" office:value-type="string" calcext:value-type="string">
            <text:p>профессор</text:p>
          </table:table-cell>
          <table:table-cell table:style-name="ce11"/>
          <table:table-cell table:style-name="ce9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7" office:value-type="string" calcext:value-type="string">
            <text:p>Применение цифровых технологий в проектировании и конструировании технологических машин; Управление технологическими комплексами оборудования; Цифровая логистика в ремонтном производстве; Инновационные приводы машин и оборудования; Расчеты оборудования для пылегазоочистки и водоснабжения цехов уранового производства.</text:p>
          </table:table-cell>
          <table:table-cell table:style-name="ce9" office:value-type="float" office:value="87772777522" calcext:value-type="float">
            <text:p>87772777522</text:p>
          </table:table-cell>
          <table:table-cell table:number-columns-repeated="101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Бейсенов Бауржан Саккоулы</text:p>
          </table:table-cell>
          <table:table-cell table:style-name="ce10" office:value-type="string" calcext:value-type="string">
            <text:p>Ассоциированный профессор</text:p>
          </table:table-cell>
          <table:table-cell table:style-name="ce10" office:value-type="string" calcext:value-type="string">
            <text:p>к.т.н.</text:p>
          </table:table-cell>
          <table:table-cell table:style-name="ce10" office:value-type="string" calcext:value-type="string">
            <text:p>доцент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Цифровые методы и средства измерения параметров технологических машин; Инновационные методы восстановления деталей машин; Эксплуатация и ремонт горно-обогатительного оборудования; Цифровой мониторинг состояния машин и оборудования;</text:p>
          </table:table-cell>
          <table:table-cell table:style-name="ce10" office:value-type="float" office:value="87085934347" calcext:value-type="float">
            <text:p>87085934347</text:p>
          </table:table-cell>
          <table:table-cell table:number-columns-repeated="101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Калиев Бахытжан Зауытбекович</text:p>
          </table:table-cell>
          <table:table-cell table:style-name="ce10" office:value-type="string" calcext:value-type="string">
            <text:p>Ассоциированный профессор</text:p>
          </table:table-cell>
          <table:table-cell table:style-name="ce10" office:value-type="string" calcext:value-type="string">
            <text:p>к.т.н.</text:p>
          </table:table-cell>
          <table:table-cell table:style-name="ce10" office:value-type="string" calcext:value-type="string">
            <text:p>-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Защита интеллектуальной собственности; Системы предиктивного технического обслуживания технологического оборудования;</text:p>
          </table:table-cell>
          <table:table-cell table:style-name="ce10" office:value-type="float" office:value="87077586739" calcext:value-type="float">
            <text:p>87077586739</text:p>
          </table:table-cell>
          <table:table-cell table:number-columns-repeated="101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Какимов Улан Кадырханулы</text:p>
          </table:table-cell>
          <table:table-cell table:style-name="ce10" office:value-type="string" calcext:value-type="string">
            <text:p>Ассоциированный профессор</text:p>
          </table:table-cell>
          <table:table-cell table:style-name="ce10" office:value-type="string" calcext:value-type="string">
            <text:p>к.т.н.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<text:a xlink:href="https://drive.google.com/file/d/14qpGAbW6gFLMVONkKs4W9i1RJRo-pdf8/view?usp=sharing" xlink:type="simple">https://drive.google.com/file/d/14qpGAbW6gFLMVONkKs4W9i1RJRo-pdf8/view?usp=sharing</text:a></text:p>
          </table:table-cell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Инновационные методы монтажа и наладки машин и оборудования (англ.); Цифровые методы и средства измерения параметров технологических машин; Инновационные средства и методы смазки технологических машин и оборудования (англ.); Цифровой мониторинг состояния машин и оборудования; Системы предиктивного технического обслуживания технологического оборудования;</text:p>
          </table:table-cell>
          <table:table-cell table:style-name="ce10" office:value-type="float" office:value="87058735100" calcext:value-type="float">
            <text:p>87058735100</text:p>
          </table:table-cell>
          <table:table-cell table:number-columns-repeated="101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Бортебаев Сайын Абильханович</text:p>
          </table:table-cell>
          <table:table-cell table:style-name="ce10" office:value-type="string" calcext:value-type="string">
            <text:p>Ассистент профессор</text:p>
          </table:table-cell>
          <table:table-cell table:style-name="ce10" office:value-type="string" calcext:value-type="string">
            <text:p>к.т.н.</text:p>
          </table:table-cell>
          <table:table-cell table:style-name="ce10" office:value-type="string" calcext:value-type="string">
            <text:p>-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Инновационные приводы машин и оборудования;</text:p>
          </table:table-cell>
          <table:table-cell table:style-name="ce10" office:value-type="float" office:value="87059013556" calcext:value-type="float">
            <text:p>87059013556</text:p>
          </table:table-cell>
          <table:table-cell table:number-columns-repeated="101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Утегенова Әсем Ержанқызы</text:p>
          </table:table-cell>
          <table:table-cell table:style-name="ce10" office:value-type="string" calcext:value-type="string">
            <text:p>Сениор-лектор</text:p>
          </table:table-cell>
          <table:table-cell table:style-name="ce10" office:value-type="string" calcext:value-type="string">
            <text:p>PhD</text:p>
          </table:table-cell>
          <table:table-cell table:style-name="ce10" office:value-type="string" calcext:value-type="string">
            <text:p>-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Защита интеллектуальной собственности; Основы гидравлики и гидроприводов технологических машин.</text:p>
          </table:table-cell>
          <table:table-cell table:style-name="ce10" office:value-type="float" office:value="87022573134" calcext:value-type="float">
            <text:p>87022573134</text:p>
          </table:table-cell>
          <table:table-cell table:number-columns-repeated="1015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3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3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Токтамисова Салтанат Махмутовна</text:p>
          </table:table-cell>
          <table:table-cell table:style-name="ce20" office:value-type="string" calcext:value-type="string">
            <text:p>Научный сотрудник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9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23" office:value-type="string" calcext:value-type="string">
            <text:p><text:a xlink:href="mailto:s.toktamissova@satbayev.university" xlink:type="simple">87477227275 s.toktamissova@satbayev.university</text:a></text:p>
          </table:table-cell>
          <table:table-cell table:number-columns-repeated="1017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Утянов Азамат Нурдаулетович</text:p>
          </table:table-cell>
          <table:table-cell table:style-name="ce21" office:value-type="string" calcext:value-type="string">
            <text:p>Инженер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24" office:value-type="string" calcext:value-type="string">
            <text:p><text:a xlink:href="mailto:a.utyanov@satbayev.university" xlink:type="simple">87785395252 a.utyanov@satbayev.university</text:a></text:p>
          </table:table-cell>
          <table:table-cell table:number-columns-repeated="1017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Крупник Леонид Андреевич</text:p>
          </table:table-cell>
          <table:table-cell table:style-name="ce22" office:value-type="string" calcext:value-type="string">
            <text:p>Профессор-исследователь</text:p>
          </table:table-cell>
          <table:table-cell table:style-name="ce22" office:value-type="string" calcext:value-type="string">
            <text:p>д.т.н.</text:p>
          </table:table-cell>
          <table:table-cell table:style-name="ce22" office:value-type="string" calcext:value-type="string">
            <text:p>профессор</text:p>
          </table:table-cell>
          <table:table-cell table:style-name="ce22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22" office:value-type="float" office:value="87017885911" calcext:value-type="float">
            <text:p>87017885911</text:p>
          </table:table-cell>
          <table:table-cell table:number-columns-repeated="1017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33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5" table:content-validation-name="val3" office:value-type="string" calcext:value-type="string">
            <text:p>Государственный грант</text:p>
          </table:table-cell>
          <table:table-cell table:style-name="ce25" office:value-type="string" calcext:value-type="string">
            <text:p>Инженерия и технологии</text:p>
          </table:table-cell>
          <table:table-cell table:style-name="ce27" office:value-type="string" calcext:value-type="string">
            <text:p><text:a xlink:href="https://is.ncste.kz/object/view/50120?reg_card_id=185&amp;info_card_id=478" xlink:type="simple">Договор №110 «Грантовое финансирование научных исследований» по теме АР05131236 «Модернизация горно-металлургического оборудования с использованием инновационных материалов и компоновок приводов»</text:a></text:p>
          </table:table-cell>
          <table:table-cell table:style-name="ce29" table:content-validation-name="val4" office:value-type="date" office:date-value="2018-03-05" calcext:value-type="date">
            <text:p>05.03.2018</text:p>
          </table:table-cell>
          <table:table-cell table:style-name="ce7" office:value-type="string" calcext:value-type="string">
            <text:p>Крупник Леонид Андреевич</text:p>
          </table:table-cell>
          <table:table-cell table:style-name="ce7" office:value-type="string" calcext:value-type="string">
            <text:p>15 000</text:p>
          </table:table-cell>
          <table:table-cell table:style-name="ce34" office:value-type="string" calcext:value-type="string">
            <text:p><text:a xlink:href="https://drive.google.com/drive/folders/10fWiZHNwNXRAIUI96yWei4KAimvJkyja?usp=sharing" xlink:type="simple">https://drive.google.com/drive/folders/10fWiZHNwNXRAIUI96yWei4KAimvJkyja?usp=sharing</text:a></text:p>
          </table:table-cell>
          <table:table-cell table:number-columns-repeated="1016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6" table:content-validation-name="val3" office:value-type="string" calcext:value-type="string">
            <text:p>Государственный грант</text:p>
          </table:table-cell>
          <table:table-cell table:style-name="ce26" office:value-type="string" calcext:value-type="string">
            <text:p>Инженерия и технологии</text:p>
          </table:table-cell>
          <table:table-cell table:style-name="ce10" office:value-type="string" calcext:value-type="string">
            <text:p>Договор №110 «Грантовое финансирование научных исследований» по теме АР05133906 «Создание новой технологии сбора высоковязких нефтей в амбарах и местах розлива с применением ультразвуковых устройств»</text:p>
          </table:table-cell>
          <table:table-cell table:style-name="ce30" table:content-validation-name="val4" office:value-type="date" office:date-value="2018-03-05" calcext:value-type="date">
            <text:p>05.03.2018</text:p>
          </table:table-cell>
          <table:table-cell table:style-name="ce8" office:value-type="string" calcext:value-type="string">
            <text:p>Заурбеков Сейтжан Арысбекович</text:p>
          </table:table-cell>
          <table:table-cell table:style-name="ce8" office:value-type="string" calcext:value-type="string">
            <text:p>10 110</text:p>
          </table:table-cell>
          <table:table-cell table:style-name="ce35" office:value-type="string" calcext:value-type="string">
            <text:p><text:a xlink:href="https://drive.google.com/drive/folders/10fWiZHNwNXRAIUI96yWei4KAimvJkyja?usp=sharing" xlink:type="simple">https://drive.google.com/drive/folders/10fWiZHNwNXRAIUI96yWei4KAimvJkyja?usp=sharing</text:a></text:p>
          </table:table-cell>
          <table:table-cell table:number-columns-repeated="1016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6" table:content-validation-name="val3" office:value-type="string" calcext:value-type="string">
            <text:p>Государственный грант</text:p>
          </table:table-cell>
          <table:table-cell table:style-name="ce26" office:value-type="string" calcext:value-type="string">
            <text:p>Инженерия и технологии</text:p>
          </table:table-cell>
          <table:table-cell table:style-name="ce21" office:value-type="string" calcext:value-type="string">
            <text:p>Договор №110 «Грантовое финансирование научных исследований» по теме АР05134561 «Разработка и коммерческое внедрение устройства по сбросу песка для штанговых винтовых систем при высоком пескопроявлении»</text:p>
          </table:table-cell>
          <table:table-cell table:style-name="ce31" table:content-validation-name="val4" office:value-type="date" office:date-value="2018-03-05" calcext:value-type="date">
            <text:p>05.03.2018</text:p>
          </table:table-cell>
          <table:table-cell table:style-name="ce18" office:value-type="string" calcext:value-type="string">
            <text:p>Мырзахметов Бейбит Абикенович</text:p>
          </table:table-cell>
          <table:table-cell table:style-name="ce8" office:value-type="string" calcext:value-type="string">
            <text:p>17 000</text:p>
          </table:table-cell>
          <table:table-cell table:style-name="ce36" office:value-type="string" calcext:value-type="string">
            <text:p><text:a xlink:href="https://drive.google.com/drive/folders/10fWiZHNwNXRAIUI96yWei4KAimvJkyja?usp=sharing" xlink:type="simple">https://drive.google.com/drive/folders/10fWiZHNwNXRAIUI96yWei4KAimvJkyja?usp=sharing</text:a></text:p>
          </table:table-cell>
          <table:table-cell table:number-columns-repeated="1016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6" table:content-validation-name="val3" office:value-type="string" calcext:value-type="string">
            <text:p>Государственный грант</text:p>
          </table:table-cell>
          <table:table-cell table:style-name="ce26" office:value-type="string" calcext:value-type="string">
            <text:p>Инженерия и технологии</text:p>
          </table:table-cell>
          <table:table-cell table:style-name="ce21" office:value-type="string" calcext:value-type="string">
            <text:p>Договор №110 «Грантовое финансирование научных исследований» по теме АР05131363 «Исследование и разработка техники и технологии откачки продуктивных растворов при подземном скважинном выщелачивании с помощью комбинированных струйных насосных установок».</text:p>
          </table:table-cell>
          <table:table-cell table:style-name="ce31" table:content-validation-name="val4" office:value-type="date" office:date-value="2018-03-05" calcext:value-type="date">
            <text:p>05.03.2018</text:p>
          </table:table-cell>
          <table:table-cell table:style-name="ce18" office:value-type="string" calcext:value-type="string">
            <text:p>Мырзахметов Бейбит Абикенович</text:p>
          </table:table-cell>
          <table:table-cell table:style-name="ce8" office:value-type="string" calcext:value-type="string">
            <text:p>10 110</text:p>
          </table:table-cell>
          <table:table-cell table:style-name="ce36" office:value-type="string" calcext:value-type="string">
            <text:p><text:a xlink:href="https://drive.google.com/drive/folders/10fWiZHNwNXRAIUI96yWei4KAimvJkyja?usp=sharing" xlink:type="simple">https://drive.google.com/drive/folders/10fWiZHNwNXRAIUI96yWei4KAimvJkyja?usp=sharing</text:a></text:p>
          </table:table-cell>
          <table:table-cell table:number-columns-repeated="1016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26" table:content-validation-name="val3" office:value-type="string" calcext:value-type="string">
            <text:p>Государственный грант</text:p>
          </table:table-cell>
          <table:table-cell table:style-name="ce26" office:value-type="string" calcext:value-type="string">
            <text:p>Инженерия и технологии</text:p>
          </table:table-cell>
          <table:table-cell table:style-name="ce28" office:value-type="string" calcext:value-type="string">
            <text:p>Договор №266 ПЦФ BR05235618 «Модернизация технологии и производств в горнодобывающей с горноперерабатывающей отрасли РК»</text:p>
          </table:table-cell>
          <table:table-cell table:style-name="ce32" table:content-validation-name="val4" office:value-type="date" office:date-value="2018-03-28" calcext:value-type="date">
            <text:p>28.03.2018</text:p>
          </table:table-cell>
          <table:table-cell table:style-name="ce18" office:value-type="string" calcext:value-type="string">
            <text:p>Елемесов Касым Коптлеуевич</text:p>
          </table:table-cell>
          <table:table-cell table:style-name="ce8" office:value-type="string" calcext:value-type="string">
            <text:p>7 150</text:p>
          </table:table-cell>
          <table:table-cell table:style-name="ce36" office:value-type="string" calcext:value-type="string">
            <text:p><text:a xlink:href="https://drive.google.com/drive/folders/10fWiZHNwNXRAIUI96yWei4KAimvJkyja?usp=sharing" xlink:type="simple">https://drive.google.com/drive/folders/10fWiZHNwNXRAIUI96yWei4KAimvJkyja?usp=sharing</text:a></text:p>
          </table:table-cell>
          <table:table-cell table:number-columns-repeated="1016"/>
        </table:table-row>
        <table:table-row table:style-name="ro2" table:number-rows-repeated="994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7" table:default-cell-style-name="Default"/>
        <table:table-column table:style-name="co38" table:default-cell-style-name="Default"/>
        <table:table-column table:style-name="co9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7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1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7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9" office:value-type="float" office:value="4746" calcext:value-type="float">
            <text:p>4746</text:p>
          </table:table-cell>
          <table:table-cell table:style-name="ce29" table:content-validation-name="val6" office:value-type="date" office:date-value="2020-03-05" calcext:value-type="date">
            <text:p>05.03.2020</text:p>
          </table:table-cell>
          <table:table-cell table:style-name="ce9" office:value-type="string" calcext:value-type="string">
            <text:p>НАО КазНИТУ</text:p>
          </table:table-cell>
          <table:table-cell table:style-name="ce39" office:value-type="string" calcext:value-type="string">
            <text:p>Бейсенов Бауржан Саккоулы Токтамисова Салтанат Махмутовна; Сарыбаев Ержан Ергалыевич; Мырзахметов Бейбит Абикенович</text:p>
          </table:table-cell>
          <table:table-cell table:style-name="ce42" office:value-type="string" calcext:value-type="string">
            <text:p><text:a xlink:href="https://gosreestr.kazpatent.kz/Utilitymodel/DownLoadFilePdf?patentId=322901&amp;lang=ru" xlink:type="simple">https://gosreestr.kazpatent.kz/Utilitymodel/DownLoadFilePdf?patentId=322901&amp;lang=ru</text:a></text:p>
          </table:table-cell>
          <table:table-cell table:number-columns-repeated="1018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0" office:value-type="float" office:value="4657" calcext:value-type="float">
            <text:p>4657</text:p>
          </table:table-cell>
          <table:table-cell table:style-name="ce30" table:content-validation-name="val6" office:value-type="date" office:date-value="2020-02-07" calcext:value-type="date">
            <text:p>07.02.2020</text:p>
          </table:table-cell>
          <table:table-cell table:style-name="ce10" office:value-type="string" calcext:value-type="string">
            <text:p>ТОО «Инновация ДП»</text:p>
          </table:table-cell>
          <table:table-cell table:style-name="ce40" office:value-type="string" calcext:value-type="string">
            <text:p>Калиев Бакытжан Зауытбекович; Повелицын Владимир Михайлович; Карманов Тогыс Досмурзаевич</text:p>
          </table:table-cell>
          <table:table-cell table:style-name="ce43" office:value-type="string" calcext:value-type="string">
            <text:p><text:a xlink:href="https://gosreestr.kazpatent.kz/Utilitymodel/DownLoadFilePdf?patentId=318345&amp;lang=ru" xlink:type="simple">https://gosreestr.kazpatent.kz/Utilitymodel/DownLoadFilePdf?patentId=318345&amp;lang=ru</text:a></text:p>
          </table:table-cell>
          <table:table-cell table:number-columns-repeated="1018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0" office:value-type="float" office:value="34103" calcext:value-type="float">
            <text:p>34103</text:p>
          </table:table-cell>
          <table:table-cell table:style-name="ce30" table:content-validation-name="val6" office:value-type="date" office:date-value="2020-01-10" calcext:value-type="date">
            <text:p>10.01.2020</text:p>
          </table:table-cell>
          <table:table-cell table:style-name="ce10" office:value-type="string" calcext:value-type="string">
            <text:p>НАО КазНИТУ</text:p>
          </table:table-cell>
          <table:table-cell table:style-name="ce41" office:value-type="string" calcext:value-type="string">
            <text:p>Халецкий Виталий Викторович; </text:p>
            <text:p> Кольга Анатолий Дмитриевич; Ахметова Мадинур Исмаилжановна; Столповских Иван Никитович; Елемесов Касым Коптлеуевич</text:p>
          </table:table-cell>
          <table:table-cell table:style-name="ce44" office:value-type="string" calcext:value-type="string">
            <text:p><text:a xlink:href="https://gosreestr.kazpatent.kz/Invention/DownLoadFilePdf?patentId=290496&amp;lang=ru" xlink:type="simple">https://gosreestr.kazpatent.kz/Invention/DownLoadFilePdf?patentId=290496&amp;lang=ru</text:a></text:p>
          </table:table-cell>
          <table:table-cell table:number-columns-repeated="1018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0" office:value-type="float" office:value="34582" calcext:value-type="float">
            <text:p>34582</text:p>
          </table:table-cell>
          <table:table-cell table:style-name="ce30" table:content-validation-name="val6" office:value-type="date" office:date-value="2020-09-18" calcext:value-type="date">
            <text:p>18.09.2020</text:p>
          </table:table-cell>
          <table:table-cell table:style-name="ce10" office:value-type="string" calcext:value-type="string">
            <text:p>НАО КазНИТУ</text:p>
          </table:table-cell>
          <table:table-cell table:style-name="ce41" office:value-type="string" calcext:value-type="string">
            <text:p>Заурбеков Сейтжан Арыспекович; Заурбеков Кадыржан Сейтжанович; Балгаев Досжан Ергенович; Кадыров Жаннат Нургалиевич</text:p>
          </table:table-cell>
          <table:table-cell table:style-name="ce43" office:value-type="string" calcext:value-type="string">
            <text:p><text:a xlink:href="https://gosreestr.kazpatent.kz/Invention/DownLoadFilePdf?patentId=314174&amp;lang=ru" xlink:type="simple">https://gosreestr.kazpatent.kz/Invention/DownLoadFilePdf?patentId=314174&amp;lang=ru</text:a></text:p>
          </table:table-cell>
          <table:table-cell table:number-columns-repeated="1018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10" office:value-type="float" office:value="34415" calcext:value-type="float">
            <text:p>34415</text:p>
          </table:table-cell>
          <table:table-cell table:style-name="ce30" table:content-validation-name="val6" office:value-type="date" office:date-value="2020-08-28" calcext:value-type="date">
            <text:p>28.08.2020</text:p>
          </table:table-cell>
          <table:table-cell table:style-name="ce38" office:value-type="string" calcext:value-type="string">
            <text:p>Мырзахметов Бейбит Абикенович</text:p>
          </table:table-cell>
          <table:table-cell table:style-name="ce41" office:value-type="string" calcext:value-type="string">
            <text:p>Мырзахметов Бейбит Абикенович; Султабаев Архат Ерболович; </text:p>
            <text:p> Нұркас Жасұлан Болатжанұлы; Токтамисова Салтанат Махмудовна</text:p>
          </table:table-cell>
          <table:table-cell table:style-name="ce43" office:value-type="string" calcext:value-type="string">
            <text:p><text:a xlink:href="https://gosreestr.kazpatent.kz/Invention/DownLoadFilePdf?patentId=309743&amp;lang=ru" xlink:type="simple">https://gosreestr.kazpatent.kz/Invention/DownLoadFilePdf?patentId=309743&amp;lang=ru</text:a></text:p>
          </table:table-cell>
          <table:table-cell table:number-columns-repeated="1018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0" office:value-type="float" office:value="34414" calcext:value-type="float">
            <text:p>34414</text:p>
          </table:table-cell>
          <table:table-cell table:style-name="ce30" table:content-validation-name="val6" office:value-type="date" office:date-value="2020-08-28" calcext:value-type="date">
            <text:p>28.08.2020</text:p>
          </table:table-cell>
          <table:table-cell table:style-name="ce38" office:value-type="string" calcext:value-type="string">
            <text:p>Мырзахметов Бейбит Абикенович</text:p>
          </table:table-cell>
          <table:table-cell table:style-name="ce41" office:value-type="string" calcext:value-type="string">
            <text:p>Мырзахметов Ерлан Бейбитович; Токтамисова Салтанат Махмудовна; Нұркас Жасұлан Болатжанұлы; Султабаев Архат Ерболович; Мырзахметов Бейбит Абикенович</text:p>
          </table:table-cell>
          <table:table-cell table:style-name="ce43" office:value-type="string" calcext:value-type="string">
            <text:p><text:a xlink:href="https://gosreestr.kazpatent.kz/Invention/DownLoadFilePdf?patentId=309742&amp;lang=ru" xlink:type="simple">https://gosreestr.kazpatent.kz/Invention/DownLoadFilePdf?patentId=309742&amp;lang=ru</text:a></text:p>
          </table:table-cell>
          <table:table-cell table:number-columns-repeated="1018"/>
        </table:table-row>
        <table:table-row table:style-name="ro2" table:number-rows-repeated="993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3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7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45" office:value-type="float" office:value="3864" calcext:value-type="float">
            <text:p>3864</text:p>
          </table:table-cell>
          <table:table-cell table:style-name="ce29" office:value-type="date" office:date-value="2019-04-12" calcext:value-type="date">
            <text:p>12.04.2019</text:p>
          </table:table-cell>
          <table:table-cell table:style-name="ce29" table:content-validation-name="val7" office:value-type="date" office:date-value="2021-04-20" calcext:value-type="date">
            <text:p>20.04.2021</text:p>
          </table:table-cell>
          <table:table-cell table:style-name="ce46" office:value-type="string" calcext:value-type="string">
            <text:p>Акционерное общество «Национальная атомная компания «Казатомпром»</text:p>
          </table:table-cell>
          <table:table-cell table:style-name="ce47" office:value-type="string" calcext:value-type="string">
            <text:p>Нуржанов Нуртай Бактыкеривич; Айдуйсенов Багдат Абжаппарович; Куандыков Тилепбай Алимбаевич; Карманов Тогыс Досмурзаевич; Оралбеков Марат Тилекович</text:p>
          </table:table-cell>
          <table:table-cell table:style-name="ce42" office:value-type="string" calcext:value-type="string">
            <text:p><text:a xlink:href="https://gosreestr.kazpatent.kz/Utilitymodel/DownLoadFilePdf?patentId=294586&amp;lang=ru" xlink:type="simple">https://gosreestr.kazpatent.kz/Utilitymodel/DownLoadFilePdf?patentId=294586&amp;lang=ru</text:a></text:p>
          </table:table-cell>
          <table:table-cell table:number-columns-repeated="1017"/>
        </table:table-row>
        <table:table-row table:style-name="ro2" table:number-rows-repeated="998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5" table:default-cell-style-name="Default"/>
        <table:table-column table:style-name="co3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48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55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5" office:value-type="string" calcext:value-type="string">
            <text:p>Сладковский Александр Валентинович</text:p>
          </table:table-cell>
          <table:table-cell table:style-name="ce25" office:value-type="string" calcext:value-type="string">
            <text:p>Польша</text:p>
          </table:table-cell>
          <table:table-cell table:style-name="ce25" office:value-type="string" calcext:value-type="string">
            <text:p>Силезкий технический университет</text:p>
          </table:table-cell>
          <table:table-cell table:style-name="ce49" office:value-type="string" calcext:value-type="string">
            <text:p>Заведующий кафедрой «Горные и транспортно- технологические комплексы», д.т.н.</text:p>
          </table:table-cell>
          <table:table-cell table:style-name="ce49" office:value-type="string" calcext:value-type="string">
            <text:p>Основы трибоники и смазочные материалы; Современные проблемы технического обслуживания и ремонта технологических машин и оборудования</text:p>
          </table:table-cell>
          <table:table-cell table:style-name="ce25" office:value-type="string" calcext:value-type="string">
            <text:p>14.11.2019 – 12.12.2019</text:p>
          </table:table-cell>
          <table:table-cell table:style-name="ce11"/>
          <table:table-cell table:style-name="ce23" office:value-type="string" calcext:value-type="string">
            <text:p><text:a xlink:href="mailto:aleksander.sladkowski@polsl.pl" xlink:type="simple">810-48-605-533-314 aleksander.sladkowski@polsl.pl</text:a></text:p>
          </table:table-cell>
          <table:table-cell table:number-columns-repeated="1015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9" table:number-columns-repeated="1021" table:default-cell-style-name="Default"/>
        <table:table-row table:style-name="ro5">
          <table:table-cell table:style-name="ce50" office:value-type="string" calcext:value-type="string">
            <text:p>№</text:p>
          </table:table-cell>
          <table:table-cell table:style-name="ce50" office:value-type="string" calcext:value-type="string">
            <text:p>Наименование организации</text:p>
          </table:table-cell>
          <table:table-cell table:style-name="ce50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International Association of University Libraries</text:p>
          </table:table-cell>
          <table:table-cell table:style-name="ce51" office:value-type="string" calcext:value-type="string">
            <text:p><text:a xlink:href="https://www.iatul.org/members/kazkah-national-research-technical-university-after-ki-satbayev-scientific-library" xlink:type="simple">https://www.iatul.org/members/kazkah-national-research-technical-university-after-ki-satbayev-scientific-library
 https://www.iatul.org/members/view-country-0</text:a></text:p>
          </table:table-cell>
          <table:table-cell table:number-columns-repeated="1021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Ассоциация технических Вузов</text:p>
          </table:table-cell>
          <table:table-cell table:style-name="ce52" office:value-type="string" calcext:value-type="string">
            <text:p><text:a xlink:href="http://atuniversities.ru/sostav/" xlink:type="simple">http://atuniversities.ru/sostav/</text:a></text:p>
          </table:table-cell>
          <table:table-cell table:number-columns-repeated="1021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Международная Академия информатизации МАИН</text:p>
          </table:table-cell>
          <table:table-cell table:style-name="ce52" office:value-type="string" calcext:value-type="string">
            <text:p><text:a xlink:href="http://www.academy.kz/o-nas/partnery" xlink:type="simple">http://www.academy.kz/o-nas/partnery</text:a></text:p>
          </table:table-cell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8" table:default-cell-style-name="Default"/>
        <table:table-column table:style-name="co59" table:default-cell-style-name="Default"/>
        <table:table-column table:style-name="co50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Helvetica" svg:font-family="Helvetic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271" meta:object-count="0"/>
    <meta:generator>LibreOfficeDev/6.0.5.2$Linux_X86_64 LibreOffice_project/</meta:generator>
  </office:meta>
</office:document-meta>
</file>